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cumentMetric" style:family="table">
      <style:table-properties style:width="6.6896in" table:align="left"/>
    </style:style>
    <style:style style:name="DocumentMetric.A" style:family="table-column">
      <style:table-column-properties style:column-width="1.8708in"/>
    </style:style>
    <style:style style:name="DocumentMetric.B" style:family="table-column">
      <style:table-column-properties style:column-width="0.6347in"/>
    </style:style>
    <style:style style:name="DocumentMetric.C" style:family="table-column">
      <style:table-column-properties style:column-width="0.8729in"/>
    </style:style>
    <style:style style:name="DocumentMetric.E" style:family="table-column">
      <style:table-column-properties style:column-width="0.0285in"/>
    </style:style>
    <style:style style:name="DocumentMetric.F" style:family="table-column">
      <style:table-column-properties style:column-width="1.2188in"/>
    </style:style>
    <style:style style:name="DocumentMetric.G" style:family="table-column">
      <style:table-column-properties style:column-width="1.191in"/>
    </style:style>
    <style:style style:name="DocumentMetric.A1" style:family="table-cell">
      <style:table-cell-properties fo:padding="0.0382in" fo:border="0.05pt solid #000000"/>
    </style:style>
    <style:style style:name="DocumentMetric.A2" style:family="table-cell">
      <style:table-cell-properties fo:padding="0.0382in" fo:border-left="0.05pt solid #000000" fo:border-right="none" fo:border-top="none" fo:border-bottom="0.05pt solid #000000"/>
    </style:style>
    <style:style style:name="DocumentMetric.G2" style:family="table-cell">
      <style:table-cell-properties fo:padding="0.0382in" fo:border-left="0.05pt solid #000000" fo:border-right="0.05pt solid #000000" fo:border-top="none" fo:border-bottom="0.05pt solid #000000"/>
    </style:style>
    <style:style style:name="DocumentMetric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DocumentMetric.G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DocumentMetric.9" style:family="table-row">
      <style:table-row-properties style:min-row-height="0.6229in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0.6917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1.6208in"/>
    </style:style>
    <style:style style:name="Table1.D" style:family="table-column">
      <style:table-column-properties style:column-width="3.3792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021in"/>
    </style:style>
    <style:style style:name="P1" style:family="paragraph" style:parent-style-name="Standard">
      <style:paragraph-properties fo:text-align="center" style:justify-single-word="false"/>
      <style:text-properties fo:font-size="14pt" officeooo:rsid="0001f40f" officeooo:paragraph-rsid="0001f40f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1f40f" officeooo:paragraph-rsid="0001f40f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d024b" officeooo:paragraph-rsid="002d024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style="italic" officeooo:rsid="002d024b" officeooo:paragraph-rsid="002d024b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7da385" officeooo:paragraph-rsid="007da38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7e846d" officeooo:paragraph-rsid="007e84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7efecb" officeooo:paragraph-rsid="007efec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808027" officeooo:paragraph-rsid="0080802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823038" officeooo:paragraph-rsid="0082303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83e76a" officeooo:paragraph-rsid="0083e76a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884e25" officeooo:paragraph-rsid="00884e25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905497" officeooo:paragraph-rsid="00905497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9361c6" officeooo:paragraph-rsid="009361c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8996d3" officeooo:paragraph-rsid="008996d3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93eac2" officeooo:paragraph-rsid="009596d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9b760f" officeooo:paragraph-rsid="009b760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9c9037" officeooo:paragraph-rsid="009c9037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9d6f61" officeooo:paragraph-rsid="009d6f6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7e846d" officeooo:paragraph-rsid="007e846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905497" officeooo:paragraph-rsid="00905497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04fcd0" officeooo:paragraph-rsid="0004fcd0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0a70fa" officeooo:paragraph-rsid="000a70fa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0bcfba" officeooo:paragraph-rsid="000bcfba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425da6" officeooo:paragraph-rsid="00425da6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0d0aa5" officeooo:paragraph-rsid="000d0aa5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0f456f" officeooo:paragraph-rsid="000f456f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1111e4" officeooo:paragraph-rsid="001111e4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rsid="0014ebb7" officeooo:paragraph-rsid="0014ebb7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officeooo:rsid="00279b5e" officeooo:paragraph-rsid="00279b5e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rsid="00284e9a" officeooo:paragraph-rsid="00284e9a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rsid="0028a00e" officeooo:paragraph-rsid="0028a00e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rsid="002ef63e" officeooo:paragraph-rsid="002ef63e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rsid="007bcb6b" officeooo:paragraph-rsid="007bcb6b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rsid="007c34e6" officeooo:paragraph-rsid="007c34e6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rsid="0089d9f5" officeooo:paragraph-rsid="0089d9f5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986db8" officeooo:paragraph-rsid="00986db8" style:font-size-asian="14pt" style:font-size-complex="14pt"/>
    </style:style>
    <style:style style:name="P37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348ed" officeooo:paragraph-rsid="000348ed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4fcd0" officeooo:paragraph-rsid="0004fcd0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4fcd0" officeooo:paragraph-rsid="0005f2cb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59709" officeooo:paragraph-rsid="00059709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5f2cb" officeooo:paragraph-rsid="0005f2cb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d0aa5" officeooo:paragraph-rsid="000d0aa5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0f456f" officeooo:paragraph-rsid="000f456f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fo:font-weight="bold" officeooo:rsid="00120ce7" officeooo:paragraph-rsid="00120ce7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officeooo:rsid="00251295" officeooo:paragraph-rsid="00251295" style:font-size-asian="14pt" style:font-size-complex="14pt"/>
    </style:style>
    <style:style style:name="P46" style:family="paragraph" style:parent-style-name="Table_20_Contents">
      <style:paragraph-properties fo:text-align="start" style:justify-single-word="false" fo:background-color="#dddddd">
        <style:background-image/>
      </style:paragraph-properties>
      <style:text-properties fo:font-size="14pt" officeooo:rsid="002589b2" officeooo:paragraph-rsid="002589b2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9fc344" officeooo:paragraph-rsid="009fc344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9fc344" officeooo:paragraph-rsid="009fc344" style:font-size-asian="14pt" style:font-weight-asian="normal" style:font-size-complex="14pt" style:font-weight-complex="normal"/>
    </style:style>
    <style:style style:name="T1" style:family="text">
      <style:text-properties officeooo:rsid="00083de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024b" style:font-weight-asian="bold" style:font-weight-complex="bold"/>
    </style:style>
    <style:style style:name="T4" style:family="text">
      <style:text-properties fo:font-weight="bold" officeooo:rsid="007da385" style:font-weight-asian="bold" style:font-weight-complex="bold"/>
    </style:style>
    <style:style style:name="T5" style:family="text">
      <style:text-properties officeooo:rsid="004189ce"/>
    </style:style>
    <style:style style:name="T6" style:family="text">
      <style:text-properties officeooo:rsid="0079df12"/>
    </style:style>
    <style:style style:name="T7" style:family="text">
      <style:text-properties officeooo:rsid="007bcb6b"/>
    </style:style>
    <style:style style:name="T8" style:family="text">
      <style:text-properties officeooo:rsid="007c34e6"/>
    </style:style>
    <style:style style:name="T9" style:family="text">
      <style:text-properties officeooo:rsid="007efecb"/>
    </style:style>
    <style:style style:name="T10" style:family="text">
      <style:text-properties officeooo:rsid="0085477e"/>
    </style:style>
    <style:style style:name="T11" style:family="text">
      <style:text-properties officeooo:rsid="008b60a1"/>
    </style:style>
    <style:style style:name="T12" style:family="text">
      <style:text-properties officeooo:rsid="008ddec4"/>
    </style:style>
    <style:style style:name="T13" style:family="text">
      <style:text-properties officeooo:rsid="00905497"/>
    </style:style>
    <style:style style:name="T14" style:family="text">
      <style:text-properties officeooo:rsid="00939d8e"/>
    </style:style>
    <style:style style:name="T15" style:family="text">
      <style:text-properties officeooo:rsid="0093c029"/>
    </style:style>
    <style:style style:name="T16" style:family="text">
      <style:text-properties officeooo:rsid="00986db8"/>
    </style:style>
    <style:style style:name="T17" style:family="text">
      <style:text-properties officeooo:rsid="00995c61"/>
    </style:style>
    <style:style style:name="T18" style:family="text">
      <style:text-properties officeooo:rsid="009b2bb7"/>
    </style:style>
    <style:style style:name="T19" style:family="text">
      <style:text-properties officeooo:rsid="009be228"/>
    </style:style>
    <style:style style:name="T20" style:family="text">
      <style:text-properties officeooo:rsid="009d1311"/>
    </style:style>
    <style:style style:name="T21" style:family="text">
      <style:text-properties officeooo:rsid="009e4aae"/>
    </style:style>
    <style:style style:name="T22" style:family="text">
      <style:text-properties officeooo:rsid="009ead30"/>
    </style:style>
    <style:style style:name="T23" style:family="text">
      <style:text-properties officeooo:rsid="00a107ef"/>
    </style:style>
    <style:style style:name="T24" style:family="text">
      <style:text-properties officeooo:rsid="00a2ef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CELLULAR AUTOMATON</text:span><text:span text:style-name="T2"> </text:span>– <text:span text:style-name="T6">CHANGE LOG</text:span></text:p>
      <text:p text:style-name="P4">Jędrzej Fijałkow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DocumentMetric" table:style-name="DocumentMetric">
        <table:table-column table:style-name="DocumentMetric.A"/>
        <table:table-column table:style-name="DocumentMetric.B"/>
        <table:table-column table:style-name="DocumentMetric.C" table:number-columns-repeated="2"/>
        <table:table-column table:style-name="DocumentMetric.E"/>
        <table:table-column table:style-name="DocumentMetric.F"/>
        <table:table-column table:style-name="DocumentMetric.G"/>
        <table:table-row>
          <table:table-cell table:style-name="DocumentMetric.A1" table:number-columns-spanned="7" office:value-type="string">
            <text:p text:style-name="P37">Document metri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2" office:value-type="string">
            <text:p text:style-name="P38">Project:</text:p>
          </table:table-cell>
          <table:table-cell table:style-name="DocumentMetric.A2" table:number-columns-spanned="3" office:value-type="string">
            <text:p text:style-name="P21">Cellular <text:span text:style-name="T1">Automaton</text:span> </text:p>
          </table:table-cell>
          <table:covered-table-cell/>
          <table:covered-table-cell/>
          <table:table-cell table:style-name="DocumentMetric.A2" table:number-columns-spanned="2" office:value-type="string">
            <text:p text:style-name="P39">Company:</text:p>
          </table:table-cell>
          <table:covered-table-cell/>
          <table:table-cell table:style-name="DocumentMetric.G2" office:value-type="string">
            <text:p text:style-name="P21">WUT</text:p>
          </table:table-cell>
        </table:table-row>
        <table:table-row>
          <table:table-cell table:style-name="DocumentMetric.A2" office:value-type="string">
            <text:p text:style-name="P40">Name:</text:p>
          </table:table-cell>
          <table:table-cell table:style-name="DocumentMetric.G2" table:number-columns-spanned="6" office:value-type="string">
            <text:p text:style-name="P33">Changelo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2" office:value-type="string">
            <text:p text:style-name="P41">Topics:</text:p>
          </table:table-cell>
          <table:table-cell table:style-name="DocumentMetric.G2" table:number-columns-spanned="6" office:value-type="string">
            <text:p text:style-name="P33">Changes <text:span text:style-name="T22">in implementa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2" office:value-type="string">
            <text:p text:style-name="P41">Author:</text:p>
          </table:table-cell>
          <table:table-cell table:style-name="DocumentMetric.G2" table:number-columns-spanned="6" office:value-type="string">
            <text:p text:style-name="P22">Jędrzej Fijałkowsk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2" office:value-type="string">
            <text:p text:style-name="P41">File:</text:p>
          </table:table-cell>
          <table:table-cell table:style-name="DocumentMetric.G2" table:number-columns-spanned="6" office:value-type="string">
            <text:p text:style-name="P23"><text:span text:style-name="T11">changelog</text:span>.<text:span text:style-name="T5">odt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ocumentMetric.A7" office:value-type="string">
            <text:p text:style-name="P41">Version no:</text:p>
          </table:table-cell>
          <table:table-cell table:style-name="DocumentMetric.A7" office:value-type="string">
            <text:p text:style-name="P24">1.0</text:p>
          </table:table-cell>
          <table:table-cell table:style-name="DocumentMetric.A7" office:value-type="string">
            <text:p text:style-name="P42">Status:</text:p>
          </table:table-cell>
          <table:table-cell table:style-name="DocumentMetric.A7" table:number-columns-spanned="2" office:value-type="string">
            <text:p text:style-name="P25">Working</text:p>
          </table:table-cell>
          <table:covered-table-cell/>
          <table:table-cell table:style-name="DocumentMetric.A7" office:value-type="string">
            <text:p text:style-name="P43">Opening date:</text:p>
          </table:table-cell>
          <table:table-cell table:style-name="DocumentMetric.G7" office:value-type="string">
            <text:p text:style-name="P26">2016-0<text:span text:style-name="T7">6</text:span>-0<text:span text:style-name="T7">1</text:span></text:p>
          </table:table-cell>
        </table:table-row>
        <table:table-row>
          <table:table-cell table:style-name="DocumentMetric.A2" office:value-type="string">
            <text:p text:style-name="P41">Summary:</text:p>
          </table:table-cell>
          <table:table-cell table:style-name="DocumentMetric.G2" table:number-columns-spanned="6" office:value-type="string">
            <text:p text:style-name="P35">Change Log of CA projec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DocumentMetric.9">
          <table:table-cell table:style-name="DocumentMetric.A7" office:value-type="string">
            <text:p text:style-name="P41">Authorized by:</text:p>
          </table:table-cell>
          <table:table-cell table:style-name="DocumentMetric.A7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DocumentMetric.A2" office:value-type="string">
            <text:p text:style-name="P44">Last modification date:</text:p>
          </table:table-cell>
          <table:table-cell table:style-name="DocumentMetric.G7" office:value-type="string">
            <text:p text:style-name="P28">2016-0<text:span text:style-name="T7">6</text:span>-0<text:span text:style-name="T24">5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5">History of chang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6">Version</text:p>
          </table:table-cell>
          <table:table-cell table:style-name="Table1.A2" office:value-type="string">
            <text:p text:style-name="P46">Date</text:p>
          </table:table-cell>
          <table:table-cell table:style-name="Table1.A2" office:value-type="string">
            <text:p text:style-name="P46">Who</text:p>
          </table:table-cell>
          <table:table-cell table:style-name="Table1.D2" office:value-type="string">
            <text:p text:style-name="P46">Description</text:p>
          </table:table-cell>
        </table:table-row>
        <table:table-row>
          <table:table-cell table:style-name="Table1.A2" office:value-type="string">
            <text:p text:style-name="P29">01</text:p>
          </table:table-cell>
          <table:table-cell table:style-name="Table1.A2" office:value-type="string">
            <text:p text:style-name="P29">2016-0<text:span text:style-name="T8">6</text:span>-0<text:span text:style-name="T8">1</text:span></text:p>
          </table:table-cell>
          <table:table-cell table:style-name="Table1.A2" office:value-type="string">
            <text:p text:style-name="P29">Jędrzej Fijałkowski</text:p>
          </table:table-cell>
          <table:table-cell table:style-name="Table1.D2" office:value-type="string">
            <text:p text:style-name="P29">Document layout preparation </text:p>
          </table:table-cell>
        </table:table-row>
        <table:table-row>
          <table:table-cell table:style-name="Table1.A2" office:value-type="string">
            <text:p text:style-name="P30">02</text:p>
          </table:table-cell>
          <table:table-cell table:style-name="Table1.A2" office:value-type="string">
            <text:p text:style-name="P30">2016-0<text:span text:style-name="T8">6</text:span>-0<text:span text:style-name="T16">3</text:span></text:p>
          </table:table-cell>
          <table:table-cell table:style-name="Table1.A2" office:value-type="string">
            <text:p text:style-name="P31">Jędrzej Fijałkowski</text:p>
          </table:table-cell>
          <table:table-cell table:style-name="Table1.D2" office:value-type="string">
            <text:p text:style-name="P34">Changes to models</text:p>
          </table:table-cell>
        </table:table-row>
        <table:table-row table:style-name="Table1.5">
          <table:table-cell table:style-name="Table1.A2" office:value-type="string">
            <text:p text:style-name="P36">03</text:p>
          </table:table-cell>
          <table:table-cell table:style-name="Table1.A2" office:value-type="string">
            <text:p text:style-name="P36">2016-06-04</text:p>
          </table:table-cell>
          <table:table-cell table:style-name="Table1.A2" office:value-type="string">
            <text:p text:style-name="P36">Jędrzej Fijałkowski</text:p>
          </table:table-cell>
          <table:table-cell table:style-name="Table1.D2" office:value-type="string">
            <text:p text:style-name="P36">Files and algorithm.</text:p>
          </table:table-cell>
        </table:table-row>
        <table:table-row table:style-name="Table1.5">
          <table:table-cell table:style-name="Table1.A2" office:value-type="string">
            <text:p text:style-name="P34">0<text:span text:style-name="T16">4</text:span></text:p>
          </table:table-cell>
          <table:table-cell table:style-name="Table1.A2" office:value-type="string">
            <text:p text:style-name="P32">2016-0<text:span text:style-name="T8">6</text:span>-0<text:span text:style-name="T16">5</text:span></text:p>
          </table:table-cell>
          <table:table-cell table:style-name="Table1.A2" office:value-type="string">
            <text:p text:style-name="P32">Jędrzej Fijałkowski</text:p>
          </table:table-cell>
          <table:table-cell table:style-name="Table1.D2" office:value-type="string">
            <text:p text:style-name="P34">Changes to GUI flow</text:p>
          </table:table-cell>
        </table:table-row>
      </table:table>
      <text:p text:style-name="P2"/>
      <text:p text:style-name="P47"><text:soft-page-break/>0. Sumary</text:p>
      <text:p text:style-name="P48">This document contains the changes made to the previous system descriptive documents (Business Analysis, Technical Specification), during the implementation process.</text:p>
      <text:p text:style-name="P47"/>
      <text:p text:style-name="P3"><text:span text:style-name="T2">1. </text:span><text:span text:style-name="T4">Models</text:span></text:p>
      <text:p text:style-name="P5">Cells contain their neighbours as <text:span text:style-name="T14">integer</text:span> array not as a hashmap, but their neighbours are calculated each time based on a position in a grid <text:span text:style-name="T15">(once for a visualisation step)</text:span>.</text:p>
      <text:p text:style-name="P5"/>
      <text:p text:style-name="P10"><text:span text:style-name="T10">Added </text:span>Rule <text:span text:style-name="T10">as</text:span> an abstract class that all rules extend. <text:span text:style-name="T21">Containing the update item, evaluate and to String methods a well as getType for getting the type of a rule.</text:span></text:p>
      <text:p text:style-name="P5"/>
      <text:p text:style-name="P14">Used ListViews as a way to display rules as a list.</text:p>
      <text:p text:style-name="P14"/>
      <text:p text:style-name="P15">Added the „exactly” <text:span text:style-name="T17">option when creating simple rules</text:span>.</text:p>
      <text:p text:style-name="P15"><text:s/></text:p>
      <text:p text:style-name="P19"><text:span text:style-name="T13">2. </text:span>GUI</text:p>
      <text:p text:style-name="P18">The window for Adding rules contains two lists, simple and advanced rules. Each Rule is added in a separate creator window. </text:p>
      <text:p text:style-name="P18"/>
      <text:p text:style-name="P18">Rule advanced is displayed as a grid in the list of rules.</text:p>
      <text:p text:style-name="P19"/>
      <text:p text:style-name="P16">Canvas was set to <text:span text:style-name="T23">1366 by 768 (HD resolution).</text:span></text:p>
      <text:p text:style-name="P6"/>
      <text:p text:style-name="P17">Limited the amount of steps<text:span text:style-name="T20">(grid iterations in a single refresh step)</text:span> to 20.</text:p>
      <text:p text:style-name="P6"/>
      <text:p text:style-name="P18">Split displaying rules to two different lists.</text:p>
      <text:p text:style-name="P6"/>
      <text:p text:style-name="P6">The option to change the refresh rate was removed. <text:span text:style-name="T18">The delay is set to 500 miliseconds to achieve a „readable” refresh rate on a grid</text:span></text:p>
      <text:p text:style-name="P6"/>
      <text:p text:style-name="P6">The <text:span text:style-name="T9">user can zoom in and out the the grid.</text:span></text:p>
      <text:p text:style-name="P7"/>
      <text:p text:style-name="P7">The Grid can be moved using the mouse drag option.</text:p>
      <text:p text:style-name="P8"/>
      <text:p text:style-name="P8">The Initial State of an automaton can be added directly in the grid(by clicking).</text:p>
      <text:p text:style-name="P9"/>
      <text:p text:style-name="P9">User can't delete once declared rules.</text:p>
      <text:p text:style-name="P11"/>
      <text:p text:style-name="P11">User can save and load current state of the automaton <text:span text:style-name="T12">(rules and grid)</text:span>.</text:p>
      <text:p text:style-name="P11"/>
      <text:p text:style-name="P20">3. Files:</text:p>
      <text:p text:style-name="P12">Enabled user to save current state of a grid and the rules separately.</text:p>
      <text:p text:style-name="P13">User can load both grid and rules for the automa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8:49:51.682993032</meta:creation-date>
    <meta:generator>LibreOffice/4.2.8.2$Linux_X86_64 LibreOffice_project/420m0$Build-2</meta:generator>
    <dc:date>2016-06-07T21:16:23.045399354</dc:date>
    <meta:editing-duration>PT4H19M16S</meta:editing-duration>
    <meta:editing-cycles>165</meta:editing-cycles>
    <dc:creator>Jędrek </dc:creator>
    <meta:document-statistic meta:table-count="2" meta:image-count="0" meta:object-count="0" meta:page-count="2" meta:paragraph-count="70" meta:word-count="350" meta:character-count="2102" meta:non-whitespace-character-count="1816"/>
  </office:meta>
</office:document-meta>
</file>